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de" fo:country="DE" officeooo:rsid="0009f0e9" officeooo:paragraph-rsid="0009f0e9"/>
    </style:style>
    <style:style style:name="P2" style:family="paragraph" style:parent-style-name="Text_20_body">
      <style:text-properties style:font-name="Arial" fo:language="de" fo:country="DE" officeooo:rsid="000ca1e9" officeooo:paragraph-rsid="000ca1e9"/>
    </style:style>
    <style:style style:name="P3" style:family="paragraph" style:parent-style-name="Text_20_body">
      <style:text-properties style:font-name="Arial" fo:language="de" fo:country="DE" officeooo:rsid="000b8654" officeooo:paragraph-rsid="000b8654"/>
    </style:style>
    <style:style style:name="P4" style:family="paragraph" style:parent-style-name="Text_20_body">
      <style:text-properties style:font-name="Arial" fo:language="de" fo:country="DE" officeooo:rsid="000d8227" officeooo:paragraph-rsid="000d8227"/>
    </style:style>
    <style:style style:name="P5" style:family="paragraph" style:parent-style-name="Heading_20_1">
      <style:text-properties fo:language="de" fo:country="DE"/>
    </style:style>
    <style:style style:name="T1" style:family="text">
      <style:text-properties officeooo:rsid="000ca1e9"/>
    </style:style>
    <style:style style:name="T2" style:family="text">
      <style:text-properties officeooo:rsid="000d8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bout</text:h>
      <text:p text:style-name="P1">jPrinterAdmin <text:span text:style-name="T2">ist reines Hobby-Projekt in der Entwicklung.</text:span></text:p>
      <text:p text:style-name="P4">Es sollte in der Lage sein Daten von Druckern im lokalen Netzwerk via</text:p>
      <text:p text:style-name="P2">- snmp <text:span text:style-name="T2">und</text:span></text:p>
      <text:p text:style-name="P2">- http</text:p>
      <text:p text:style-name="P4">auszulesen und diese in einer Datenbank zu speichern<text:span text:style-name="T1">. </text:span>Da kannst wählen zwischen</text:p>
      <text:p text:style-name="P2">- lo<text:span text:style-name="T2">k</text:span>al (sqlite)</text:p>
      <text:p text:style-name="P2">- MYSQL <text:span text:style-name="T2">u</text:span>nd</text:p>
      <text:p text:style-name="P2">- Microsoft SQL-Server.</text:p>
      <text:p text:style-name="P4">Man kann Berichte erstellen und diese ausgeben als</text:p>
      <text:p text:style-name="P2">- HTML</text:p>
      <text:p text:style-name="P2">- OpenDocument Spreadsheet (odt) o<text:span text:style-name="T2">de</text:span>r</text:p>
      <text:p text:style-name="P2">- <text:span text:style-name="T2">Komma-getrennte-Werte</text:span> (csv)</text:p>
      <text:p text:style-name="P2"><text:span text:style-name="T2">auf das loakle Datei-System oder an eine E-Mail-Adresse senden.</text:span></text:p>
      <text:p text:style-name="P4">Man kann folgende Aufgaben in einem geplanten Task automatisieren:</text:p>
      <text:p text:style-name="P2">- <text:span text:style-name="T2">Auslesen der Druckerdaten</text:span></text:p>
      <text:p text:style-name="P2">- <text:span text:style-name="T2">Erstellen und Versenden von Berichten</text:span></text:p>
      <text:p text:style-name="P2">- <text:span text:style-name="T2">Datenbanksicherung exportieren</text:span></text:p>
      <text:p text:style-name="P2"/>
      <text:p text:style-name="P4">jprinterAdmin ist in Java mithilfe der Netbeans IDE geschrieben und unter der GNU Public License veröffentlicht.</text:p>
      <text:p text:style-name="P4">Es verwendet folgen Komponenten von Drittanbietern und zum Teil angepassten Beispiel.Code.</text:p>
      <text:p text:style-name="P1"/>
      <text:p text:style-name="P1">snmp4j 2.1</text:p>
      <text:p text:style-name="P1">ini4j 0.5.2</text:p>
      <text:p text:style-name="P1">sqlitjdbc v0.56</text:p>
      <text:p text:style-name="P1">jsoup 1.7.2</text:p>
      <text:p text:style-name="P1">mysql-connector 5.1.7</text:p>
      <text:p text:style-name="P1">jtds 1.2</text:p>
      <text:p text:style-name="P1">jOpenDocument 1.3</text:p>
      <text:p text:style-name="P1"/>
      <text:p text:style-name="P3"><text:span text:style-name="T2">Danke an alle Leute d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4-02-01T18:44:19.134987179</meta:creation-date>
    <dc:date>2014-02-01T20:03:37.239952875</dc:date>
    <dc:creator>stefan </dc:creator>
    <meta:editing-duration>PT1H8M23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142" meta:character-count="944" meta:non-whitespace-character-count="830"/>
  </office:meta>
</office:document-meta>
</file>